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1000003FC000003576EB44A9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7.702cm" fo:margin-left="0.011cm" fo:margin-right="-0.012cm" table:align="margins"/>
    </style:style>
    <style:style style:name="表格1.A" style:family="table-column">
      <style:table-column-properties style:column-width="0.871cm" style:rel-column-width="2061*"/>
    </style:style>
    <style:style style:name="表格1.B" style:family="table-column">
      <style:table-column-properties style:column-width="1.429cm" style:rel-column-width="3380*"/>
    </style:style>
    <style:style style:name="表格1.C" style:family="table-column">
      <style:table-column-properties style:column-width="0.737cm" style:rel-column-width="1744*"/>
    </style:style>
    <style:style style:name="表格1.D" style:family="table-column">
      <style:table-column-properties style:column-width="0.827cm" style:rel-column-width="1957*"/>
    </style:style>
    <style:style style:name="表格1.E" style:family="table-column">
      <style:table-column-properties style:column-width="0.741cm" style:rel-column-width="1752*"/>
    </style:style>
    <style:style style:name="表格1.F" style:family="table-column">
      <style:table-column-properties style:column-width="1.819cm" style:rel-column-width="4302*"/>
    </style:style>
    <style:style style:name="表格1.G" style:family="table-column">
      <style:table-column-properties style:column-width="0.482cm" style:rel-column-width="1139*"/>
    </style:style>
    <style:style style:name="表格1.H" style:family="table-column">
      <style:table-column-properties style:column-width="0.485cm" style:rel-column-width="1147*"/>
    </style:style>
    <style:style style:name="表格1.I" style:family="table-column">
      <style:table-column-properties style:column-width="0.208cm" style:rel-column-width="492*"/>
    </style:style>
    <style:style style:name="表格1.J" style:family="table-column">
      <style:table-column-properties style:column-width="0.589cm" style:rel-column-width="1393*"/>
    </style:style>
    <style:style style:name="表格1.K" style:family="table-column">
      <style:table-column-properties style:column-width="1.482cm" style:rel-column-width="3505*"/>
    </style:style>
    <style:style style:name="表格1.L" style:family="table-column">
      <style:table-column-properties style:column-width="0.635cm" style:rel-column-width="1502*"/>
    </style:style>
    <style:style style:name="表格1.M" style:family="table-column">
      <style:table-column-properties style:column-width="0.247cm" style:rel-column-width="584*"/>
    </style:style>
    <style:style style:name="表格1.N" style:family="table-column">
      <style:table-column-properties style:column-width="1.563cm" style:rel-column-width="3697*"/>
    </style:style>
    <style:style style:name="表格1.O" style:family="table-column">
      <style:table-column-properties style:column-width="0.494cm" style:rel-column-width="1168*"/>
    </style:style>
    <style:style style:name="表格1.P" style:family="table-column">
      <style:table-column-properties style:column-width="1.356cm" style:rel-column-width="3208*"/>
    </style:style>
    <style:style style:name="表格1.Q" style:family="table-column">
      <style:table-column-properties style:column-width="0.097cm" style:rel-column-width="229*"/>
    </style:style>
    <style:style style:name="表格1.R" style:family="table-column">
      <style:table-column-properties style:column-width="1.282cm" style:rel-column-width="3033*"/>
    </style:style>
    <style:style style:name="表格1.S" style:family="table-column">
      <style:table-column-properties style:column-width="0.127cm" style:rel-column-width="300*"/>
    </style:style>
    <style:style style:name="表格1.T" style:family="table-column">
      <style:table-column-properties style:column-width="1.492cm" style:rel-column-width="3530*"/>
    </style:style>
    <style:style style:name="表格1.U" style:family="table-column">
      <style:table-column-properties style:column-width="1.296cm" style:rel-column-width="3067*"/>
    </style:style>
    <style:style style:name="表格1.V" style:family="table-column">
      <style:table-column-properties style:column-width="0.728cm" style:rel-column-width="1723*"/>
    </style:style>
    <style:style style:name="表格1.W" style:family="table-column">
      <style:table-column-properties style:column-width="1.231cm" style:rel-column-width="2912*"/>
    </style:style>
    <style:style style:name="表格1.X" style:family="table-column">
      <style:table-column-properties style:column-width="0.55cm" style:rel-column-width="1301*"/>
    </style:style>
    <style:style style:name="表格1.Y" style:family="table-column">
      <style:table-column-properties style:column-width="1.755cm" style:rel-column-width="4152*"/>
    </style:style>
    <style:style style:name="表格1.Z" style:family="table-column">
      <style:table-column-properties style:column-width="0.432cm" style:rel-column-width="1022*"/>
    </style:style>
    <style:style style:name="表格1.a" style:family="table-column">
      <style:table-column-properties style:column-width="0.82cm" style:rel-column-width="1940*"/>
    </style:style>
    <style:style style:name="表格1.b" style:family="table-column">
      <style:table-column-properties style:column-width="1.279cm" style:rel-column-width="3025*"/>
    </style:style>
    <style:style style:name="表格1.c" style:family="table-column">
      <style:table-column-properties style:column-width="0.663cm" style:rel-column-width="1569*"/>
    </style:style>
    <style:style style:name="表格1.d" style:family="table-column">
      <style:table-column-properties style:column-width="0.226cm" style:rel-column-width="534*"/>
    </style:style>
    <style:style style:name="表格1.e" style:family="table-column">
      <style:table-column-properties style:column-width="1.762cm" style:rel-column-width="4167*"/>
    </style:style>
    <style:style style:name="表格1.1" style:family="table-row">
      <style:table-row-properties style:min-row-height="0.503cm"/>
    </style:style>
    <style:style style:name="表格1.A1" style:family="table-cell">
      <style:table-cell-properties fo:padding="0cm" fo:border="none"/>
    </style:style>
    <style:style style:name="表格1.2" style:family="table-row">
      <style:table-row-properties style:min-row-height="0.556cm"/>
    </style:style>
    <style:style style:name="表格1.Y2" style:family="table-cell">
      <style:table-cell-properties fo:padding="0.097cm" fo:border="0.002cm solid #000000"/>
    </style:style>
    <style:style style:name="表格1.3" style:family="table-row">
      <style:table-row-properties style:min-row-height="0.564cm"/>
    </style:style>
    <style:style style:name="表格1.Y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0.582cm"/>
    </style:style>
    <style:style style:name="表格1.5" style:family="table-row">
      <style:table-row-properties style:min-row-height="0.545cm"/>
    </style:style>
    <style:style style:name="表格1.7" style:family="table-row">
      <style:table-row-properties style:min-row-height="0.54cm"/>
    </style:style>
    <style:style style:name="表格1.11" style:family="table-row">
      <style:table-row-properties style:min-row-height="0.603cm"/>
    </style:style>
    <style:style style:name="表格1.12" style:family="table-row">
      <style:table-row-properties style:min-row-height="0.73cm"/>
    </style:style>
    <style:style style:name="表格1.A1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13" style:family="table-row">
      <style:table-row-properties style:min-row-height="0.817cm"/>
    </style:style>
    <style:style style:name="表格1.A13" style:family="table-cell">
      <style:table-cell-properties fo:padding="0.097cm" fo:border-left="0.002cm solid #000000" fo:border-right="none" fo:border-top="none" fo:border-bottom="0.002cm solid #000000"/>
    </style:style>
    <style:style style:name="表格1.14" style:family="table-row">
      <style:table-row-properties style:min-row-height="0.506cm"/>
    </style:style>
    <style:style style:name="表格1.15" style:family="table-row">
      <style:table-row-properties style:min-row-height="0.002cm"/>
    </style:style>
    <style:style style:name="表格1.16" style:family="table-row">
      <style:table-row-properties style:min-row-height="0.748cm"/>
    </style:style>
    <style:style style:name="表格1.17" style:family="table-row">
      <style:table-row-properties style:min-row-height="0.529cm"/>
    </style:style>
    <style:style style:name="表格1.18" style:family="table-row">
      <style:table-row-properties style:min-row-height="0.577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宋体" fo:font-size="10.5pt" style:font-name-asian="宋体" style:font-size-asian="10.5pt" style:font-size-complex="10.5pt"/>
    </style:style>
    <style:style style:name="P3" style:family="paragraph" style:parent-style-name="Standard"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size-asian="9pt" style:language-asian="zh" style:country-asian="CN" style:font-weight-asian="normal" style:font-size-complex="9pt" style:font-weight-complex="normal"/>
    </style:style>
    <style:style style:name="P6" style:family="paragraph" style:parent-style-name="Standard">
      <style:text-properties style:font-name="宋体" fo:font-size="9pt" fo:background-color="transparent" style:font-name-asian="宋体" style:font-size-asian="9pt" style:language-asian="zh" style:country-asian="CN" style:font-size-complex="9pt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宋体" fo:font-size="9pt" fo:background-color="transparent" style:font-name-asian="宋体" style:font-size-asian="10.5pt" style:language-asian="zh" style:country-asian="CN" style:font-size-complex="9pt"/>
    </style:style>
    <style:style style:name="P8" style:family="paragraph" style:parent-style-name="Standard">
      <style:text-properties style:font-name="宋体" fo:font-size="9pt" style:font-name-asian="宋体" style:font-size-asian="9pt" style:font-size-complex="9pt"/>
    </style:style>
    <style:style style:name="P9" style:family="paragraph" style:parent-style-name="Standard">
      <style:text-properties style:font-name="宋体" fo:font-size="9pt" style:font-name-asian="宋体" style:font-size-asian="9pt" style:language-asian="zh" style:country-asian="CN" style:font-size-complex="9pt"/>
    </style:style>
    <style:style style:name="P10" style:family="paragraph" style:parent-style-name="Standard">
      <style:paragraph-properties style:line-spacing="0cm" fo:text-align="center" style:justify-single-word="false"/>
      <style:text-properties style:font-name="宋体" fo:font-size="14pt" style:font-name-asian="宋体" style:font-size-asian="14pt" style:font-size-complex="14pt"/>
    </style:style>
    <style:style style:name="P11" style:family="paragraph" style:parent-style-name="Standard">
      <style:paragraph-properties style:line-spacing="0cm" fo:text-align="center" style:justify-single-word="false"/>
      <style:text-properties style:font-name="宋体" fo:font-size="14pt" fo:font-weight="bold" style:font-name-asian="宋体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3" style:family="paragraph" style:parent-style-name="Standard">
      <style:text-properties fo:font-size="9pt" fo:background-color="transparent" style:font-size-asian="9pt" style:language-asian="zh" style:country-asian="CN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000000" style:font-name="宋体" fo:font-size="9pt" fo:font-weight="normal" style:font-name-asian="Consolas" style:font-size-asian="9pt" style:language-asian="zh" style:country-asian="CN" style:font-weight-asian="normal" style:font-name-complex="Consolas" style:font-size-complex="9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name-asian="宋体" style:font-size-asian="10.5pt" style:language-asian="zh" style:country-asian="CN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size-asian="9pt" style:language-asian="zh" style:country-asian="CN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fo:font-size="9pt" fo:font-weight="normal" style:font-size-asian="10.5pt" style:language-asian="zh" style:country-asian="CN" style:font-weight-asian="normal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font-size="9pt" fo:font-weight="bold" style:font-name-asian="宋体" style:font-size-asian="10.5pt" style:language-asian="zh" style:country-asian="CN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宋体" fo:font-size="9pt" style:font-name-asian="宋体" style:font-size-asian="9pt" style:language-asian="zh" style:country-asian="CN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style:font-name="宋体1" fo:font-size="12pt" fo:font-weight="bold" style:font-name-asian="宋体1" style:font-size-asian="12pt" style:language-asian="zh" style:country-asian="CN" style:font-weight-asian="bold" style:font-size-complex="12pt" style:font-weight-complex="bold"/>
    </style:style>
    <style:style style:name="P25" style:family="paragraph" style:parent-style-name="Standard" style:master-page-name="Standard">
      <style:paragraph-properties fo:text-align="start" style:justify-single-word="false" style:page-number="auto"/>
      <style:text-properties fo:font-size="12pt" style:font-size-asian="12pt" style:language-asian="zh" style:country-asian="CN" style:font-size-complex="12pt"/>
    </style:style>
    <style:style style:name="T1" style:family="text">
      <style:text-properties style:language-asian="zh" style:country-asian="CN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size-asian="9pt" style:font-weight-asian="normal" style:font-weight-complex="normal"/>
    </style:style>
    <style:style style:name="T4" style:family="text">
      <style:text-properties style:font-name="宋体1" fo:font-size="12pt" style:font-name-asian="宋体1" style:font-size-asian="12pt" style:language-asian="zh" style:country-asian="CN" style:font-size-complex="12pt"/>
    </style:style>
    <style:style style:name="T5" style:family="text">
      <style:text-properties style:font-name-asian="宋体" style:language-asian="zh" style:country-asian="CN"/>
    </style:style>
    <style:style style:name="T6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column table:style-name="表格1.P"/>
        <table:table-column table:style-name="表格1.Q"/>
        <table:table-column table:style-name="表格1.R"/>
        <table:table-column table:style-name="表格1.S"/>
        <table:table-column table:style-name="表格1.T"/>
        <table:table-column table:style-name="表格1.U"/>
        <table:table-column table:style-name="表格1.V"/>
        <table:table-column table:style-name="表格1.W"/>
        <table:table-column table:style-name="表格1.X"/>
        <table:table-column table:style-name="表格1.Y"/>
        <table:table-column table:style-name="表格1.Z"/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31" office:value-type="string">
            <text:p text:style-name="P25">[[repeatIn(objects,'o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" table:number-rows-spanned="4" table:number-columns-spanned="7" office:value-type="string">
            <text:p text:style-name="P2"><draw:frame draw:style-name="fr1" draw:name="图形1" text:anchor-type="paragraph" svg:x="4.609cm" svg:y="0.15cm" svg:width="2.171cm" svg:height="1.616cm" draw:z-index="0"><draw:image xlink:href="Pictures/20000001000003FC000003576EB44A98.svm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rows-spanned="4" table:number-columns-spanned="17" office:value-type="string">
            <text:p text:style-name="P10">深圳市牧泰莱电路技术有限公司</text:p>
            <text:p text:style-name="P10"><text:span text:style-name="T6">SHENZHEN MIUTILAYER PCB TECHNOLOGY CO., LTD.</text:span> </text:p>
            <text:p text:style-name="P11">产品加工合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2" table:number-columns-spanned="7" office:value-type="string">
            <text:p text:style-name="P21">合同编号：[[o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2">订单日期：[[order_date(o.create_date)]]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1">签订地点：[[sign_addr(o.sign_addr)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1">客户订单号：[[o.sale_order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columns-spanned="18" office:value-type="string">
            <text:p text:style-name="P8"><text:span text:style-name="T1">卖方(承揽方)：深圳市牧泰莱电路技术有限公司</text:span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9">买方(定作方)：[[o.partner_id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1" table:number-columns-spanned="18" office:value-type="string">
            <text:p text:style-name="P8">地址：<text:span text:style-name="T1">深圳市宝安区福永街道桥塘路福源工业区6栋</text:span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地址：<text:span text:style-name="T1">[[o.street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1" table:number-columns-spanned="18" office:value-type="string">
            <text:p text:style-name="P8"><text:span text:style-name="T1">电话：[[phone(o.sign_addr)]]</text:span> <text:s text:c="3"/>传真：<text:span text:style-name="T1">[[fax(o.sign_addr)]]</text:span> <text:s text:c="5"/><text:span text:style-name="T1">联系人：[[o.user_id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收货地址：<text:span text:style-name="T1">[[o.receive_addr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rows-spanned="2" table:number-columns-spanned="18" office:value-type="string">
            <text:p text:style-name="P8">开户行：<text:span text:style-name="T1">[[username(o.sign_addr)]]</text:span> <text:s text:c="3"/>账号：<text:span text:style-name="T1">[[usercode(o.sign_addr)]]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电话：<text:span text:style-name="T1">[[o.partner_id.phone]]</text:span> <text:s text:c="2"/>传真：<text:span text:style-name="T1">[[o.partner_id.fax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联系人：<text:span text:style-name="T1">[[o.pur_contact.contact]]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" table:number-columns-spanned="31" office:value-type="string">
            <text:p text:style-name="P3"><text:span text:style-name="T1">一、</text:span>产品名称、规格、数量及交货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office:value-type="string">
            <text:p text:style-name="P4">序号</text:p>
          </table:table-cell>
          <table:table-cell table:style-name="表格1.A12" table:number-columns-spanned="2" office:value-type="string">
            <text:p text:style-name="P4">产品名称</text:p>
          </table:table-cell>
          <table:covered-table-cell/>
          <table:table-cell table:style-name="表格1.A12" table:number-columns-spanned="2" office:value-type="string">
            <text:p text:style-name="P4">板厚<text:span text:style-name="T1">mm</text:span></text:p>
          </table:table-cell>
          <table:covered-table-cell/>
          <table:table-cell table:style-name="表格1.A12" table:number-columns-spanned="3" office:value-type="string">
            <text:p text:style-name="P4">尺寸<text:span text:style-name="T1">(cm)</text:span></text:p>
          </table:table-cell>
          <table:covered-table-cell/>
          <table:covered-table-cell/>
          <table:table-cell table:style-name="表格1.A12" table:number-columns-spanned="2" office:value-type="string">
            <text:p text:style-name="P4">层数</text:p>
          </table:table-cell>
          <table:covered-table-cell/>
          <table:table-cell table:style-name="表格1.A12" office:value-type="string">
            <text:p text:style-name="P4">数量</text:p>
          </table:table-cell>
          <table:table-cell table:style-name="表格1.A12" table:number-columns-spanned="2" office:value-type="string">
            <text:p text:style-name="P4">单元</text:p>
          </table:table-cell>
          <table:covered-table-cell/>
          <table:table-cell table:style-name="表格1.A12" office:value-type="string">
            <text:p text:style-name="P4">单价</text:p>
          </table:table-cell>
          <table:table-cell table:style-name="表格1.A12" table:number-columns-spanned="2" office:value-type="string">
            <text:p text:style-name="P4">准备费</text:p>
          </table:table-cell>
          <table:covered-table-cell/>
          <table:table-cell table:style-name="表格1.A12" table:number-columns-spanned="3" office:value-type="string">
            <text:p text:style-name="P4">光绘费</text:p>
          </table:table-cell>
          <table:covered-table-cell/>
          <table:covered-table-cell/>
          <table:table-cell table:style-name="表格1.A12" table:number-columns-spanned="2" office:value-type="string">
            <text:p text:style-name="P4">测试费</text:p>
          </table:table-cell>
          <table:covered-table-cell/>
          <table:table-cell table:style-name="表格1.A12" table:number-columns-spanned="2" office:value-type="string">
            <text:p text:style-name="P4">其他费用</text:p>
          </table:table-cell>
          <table:covered-table-cell/>
          <table:table-cell table:style-name="表格1.A12" table:number-columns-spanned="3" office:value-type="string">
            <text:p text:style-name="P4">合计金额</text:p>
          </table:table-cell>
          <table:covered-table-cell/>
          <table:covered-table-cell/>
          <table:table-cell table:style-name="表格1.A12" table:number-columns-spanned="3" office:value-type="string">
            <text:p text:style-name="P4">发货日期</text:p>
          </table:table-cell>
          <table:covered-table-cell/>
          <table:covered-table-cell/>
          <table:table-cell table:style-name="表格1.Y2" table:number-columns-spanned="2" office:value-type="string">
            <text:p text:style-name="P4">回签发货</text:p>
          </table:table-cell>
          <table:covered-table-cell/>
        </table:table-row>
        <table:table-row table:style-name="表格1.13">
          <table:table-cell table:style-name="表格1.A13" office:value-type="string">
            <text:p text:style-name="P16">[[repeatIn(o.sale_order_new_line,'line')]][[line.sequence]]</text:p>
          </table:table-cell>
          <table:table-cell table:style-name="表格1.A13" table:number-columns-spanned="2" office:value-type="string">
            <text:p text:style-name="P5">[[repeatIn(o.sale_order_new_line,'line')]] [[line.pcb_info_id.custmer_goodscode]]</text:p>
          </table:table-cell>
          <table:covered-table-cell/>
          <table:table-cell table:style-name="表格1.A13" table:number-columns-spanned="2" office:value-type="string">
            <text:p text:style-name="P5">[[line.pcb_info_id.finish_board_thickness]]</text:p>
          </table:table-cell>
          <table:covered-table-cell/>
          <table:table-cell table:style-name="表格1.A13" table:number-columns-spanned="3" office:value-type="string">
            <text:p text:style-name="P5">[[line.pcs_length]]*[[line.pcs_width]]</text:p>
          </table:table-cell>
          <table:covered-table-cell/>
          <table:covered-table-cell/>
          <table:table-cell table:style-name="表格1.A13" table:number-columns-spanned="2" office:value-type="string">
            <text:p text:style-name="P5">[[line.layer_count]]</text:p>
          </table:table-cell>
          <table:covered-table-cell/>
          <table:table-cell table:style-name="表格1.A13" office:value-type="string">
            <text:p text:style-name="P5">[[line.product_qty]]</text:p>
          </table:table-cell>
          <table:table-cell table:style-name="表格1.A13" table:number-columns-spanned="2" office:value-type="string">
            <text:p text:style-name="P5">[[line.pcb_info_id.delivery_type]]</text:p>
          </table:table-cell>
          <table:covered-table-cell/>
          <table:table-cell table:style-name="表格1.A13" office:value-type="string">
            <text:p text:style-name="P5">[[line.price_unit]]</text:p>
          </table:table-cell>
          <table:table-cell table:style-name="表格1.A13" table:number-columns-spanned="2" office:value-type="string">
            <text:p text:style-name="P5">[[line.cost_ready_s]]</text:p>
          </table:table-cell>
          <table:covered-table-cell/>
          <table:table-cell table:style-name="表格1.A13" table:number-columns-spanned="3" office:value-type="string">
            <text:p text:style-name="P5">[[line.cost_plot_s]]</text:p>
          </table:table-cell>
          <table:covered-table-cell/>
          <table:covered-table-cell/>
          <table:table-cell table:style-name="表格1.A13" table:number-columns-spanned="2" office:value-type="string">
            <text:p text:style-name="P5">[[line.cost_test_s]]</text:p>
          </table:table-cell>
          <table:covered-table-cell/>
          <table:table-cell table:style-name="表格1.A13" table:number-columns-spanned="2" office:value-type="string">
            <text:p text:style-name="P14">[[line.cost_other_s]]</text:p>
          </table:table-cell>
          <table:covered-table-cell/>
          <table:table-cell table:style-name="表格1.A13" table:number-columns-spanned="3" office:value-type="string">
            <text:p text:style-name="P5">[[line.line_amount_total]]</text:p>
          </table:table-cell>
          <table:covered-table-cell/>
          <table:covered-table-cell/>
          <table:table-cell table:style-name="表格1.A13" table:number-columns-spanned="3" office:value-type="string">
            <text:p text:style-name="P5">[[line.delivery_date]]</text:p>
          </table:table-cell>
          <table:covered-table-cell/>
          <table:covered-table-cell/>
          <table:table-cell table:style-name="表格1.Y3" table:number-columns-spanned="2" office:value-type="string">
            <text:p text:style-name="P5">[[line.back_sign_date]]</text:p>
          </table:table-cell>
          <table:covered-table-cell/>
        </table:table-row>
        <table:table-row table:style-name="表格1.14">
          <table:table-cell table:style-name="表格1.A1" table:number-columns-spanned="31" office:value-type="string">
            <text:p text:style-name="P12">二、产品制作要求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12" office:value-type="string">
            <text:p text:style-name="P18">序号</text:p>
          </table:table-cell>
          <table:table-cell table:style-name="表格1.A12" office:value-type="string">
            <text:p text:style-name="P18">批次号</text:p>
          </table:table-cell>
          <table:table-cell table:style-name="表格1.A12" table:number-columns-spanned="2" office:value-type="string">
            <text:p text:style-name="P18">档案号</text:p>
          </table:table-cell>
          <table:covered-table-cell/>
          <table:table-cell table:style-name="表格1.A12" table:number-columns-spanned="2" office:value-type="string">
            <text:p text:style-name="P18">物料编码</text:p>
          </table:table-cell>
          <table:covered-table-cell/>
          <table:table-cell table:style-name="表格1.A12" table:number-columns-spanned="3" office:value-type="string">
            <text:p text:style-name="P18">接单类型</text:p>
          </table:table-cell>
          <table:covered-table-cell/>
          <table:covered-table-cell/>
          <table:table-cell table:style-name="表格1.A12" table:number-columns-spanned="3" office:value-type="string">
            <text:p text:style-name="P18">板材</text:p>
          </table:table-cell>
          <table:covered-table-cell/>
          <table:covered-table-cell/>
          <table:table-cell table:style-name="表格1.A12" table:number-columns-spanned="3" office:value-type="string">
            <text:p text:style-name="P18">工艺要求</text:p>
          </table:table-cell>
          <table:covered-table-cell/>
          <table:covered-table-cell/>
          <table:table-cell table:style-name="表格1.A12" table:number-columns-spanned="2" office:value-type="string">
            <text:p text:style-name="P18">外铜箔厚</text:p>
          </table:table-cell>
          <table:covered-table-cell/>
          <table:table-cell table:style-name="表格1.A12" office:value-type="string">
            <text:p text:style-name="P18">内铜箔厚</text:p>
          </table:table-cell>
          <table:table-cell table:style-name="表格1.A12" table:number-columns-spanned="2" office:value-type="string">
            <text:p text:style-name="P18">过孔</text:p>
          </table:table-cell>
          <table:covered-table-cell/>
          <table:table-cell table:style-name="表格1.A12" table:number-columns-spanned="2" office:value-type="string">
            <text:p text:style-name="P18">阻焊颜色</text:p>
          </table:table-cell>
          <table:covered-table-cell/>
          <table:table-cell table:style-name="表格1.A12" office:value-type="string">
            <text:p text:style-name="P18">字符颜色</text:p>
          </table:table-cell>
          <table:table-cell table:style-name="表格1.A12" table:number-columns-spanned="2" office:value-type="string">
            <text:p text:style-name="P18">测试类型</text:p>
          </table:table-cell>
          <table:covered-table-cell/>
          <table:table-cell table:style-name="表格1.A12" table:number-columns-spanned="2" office:value-type="string">
            <text:p text:style-name="P18">牧泰莱标记</text:p>
          </table:table-cell>
          <table:covered-table-cell/>
          <table:table-cell table:style-name="表格1.A12" office:value-type="string">
            <text:p text:style-name="P18">来源形式</text:p>
          </table:table-cell>
          <table:table-cell table:style-name="表格1.A12" table:number-columns-spanned="2" office:value-type="string">
            <text:p text:style-name="P18">图纸</text:p>
          </table:table-cell>
          <table:covered-table-cell/>
          <table:table-cell table:style-name="表格1.Y2" office:value-type="string">
            <text:p text:style-name="P18">特殊要求</text:p>
          </table:table-cell>
        </table:table-row>
        <table:table-row table:style-name="表格1.16">
          <table:table-cell table:style-name="表格1.A13" office:value-type="string">
            <text:p text:style-name="P15">[[repeatIn(o.sale_order_new_line,'line')]][[line.sequence]]</text:p>
          </table:table-cell>
          <table:table-cell table:style-name="表格1.A13" office:value-type="string">
            <text:p text:style-name="P23">[[line.name]]</text:p>
          </table:table-cell>
          <table:table-cell table:style-name="表格1.A13" table:number-columns-spanned="2" office:value-type="string">
            <text:p text:style-name="P23">[[o.partner_id.partner_code]]-[[line.product_id]]</text:p>
          </table:table-cell>
          <table:covered-table-cell/>
          <table:table-cell table:style-name="表格1.A13" table:number-columns-spanned="2" office:value-type="string">
            <text:p text:style-name="P23">[[line.customer_material_code]]</text:p>
          </table:table-cell>
          <table:covered-table-cell/>
          <table:table-cell table:style-name="表格1.A13" table:number-columns-spanned="3" office:value-type="string">
            <text:p text:style-name="P23">[[sale_type(line.price_sheet_id.recive_type)]]</text:p>
          </table:table-cell>
          <table:covered-table-cell/>
          <table:covered-table-cell/>
          <table:table-cell table:style-name="表格1.A13" table:number-columns-spanned="3" office:value-type="string">
            <text:p text:style-name="P23">[[board_info(line.pcb_info_id.pcb_info_many)]]</text:p>
          </table:table-cell>
          <table:covered-table-cell/>
          <table:covered-table-cell/>
          <table:table-cell table:style-name="表格1.A13" table:number-columns-spanned="3" office:value-type="string">
            <text:p text:style-name="P23">[[line.pcb_info_id.surface_treatment]]</text:p>
          </table:table-cell>
          <table:covered-table-cell/>
          <table:covered-table-cell/>
          <table:table-cell table:style-name="表格1.A13" table:number-columns-spanned="2" office:value-type="string">
            <text:p text:style-name="P23">[[line.pcb_info_id.finish_out_cu]]</text:p>
          </table:table-cell>
          <table:covered-table-cell/>
          <table:table-cell table:style-name="表格1.A13" office:value-type="string">
            <text:p text:style-name="P23">[[line.pcb_info_id.finish_inner_cu]]</text:p>
          </table:table-cell>
          <table:table-cell table:style-name="表格1.A13" table:number-columns-spanned="2" office:value-type="string">
            <text:p text:style-name="P23">[[line.pcb_info_id.solder_via]]</text:p>
          </table:table-cell>
          <table:covered-table-cell/>
          <table:table-cell table:style-name="表格1.A13" table:number-columns-spanned="2" office:value-type="string">
            <text:p text:style-name="P23">[[line.pcb_info_id.solder_colour]]</text:p>
          </table:table-cell>
          <table:covered-table-cell/>
          <table:table-cell table:style-name="表格1.A13" office:value-type="string">
            <text:p text:style-name="P23">[[line.pcb_info_id.silk_colour]]</text:p>
          </table:table-cell>
          <table:table-cell table:style-name="表格1.A13" table:number-columns-spanned="2" office:value-type="string">
            <text:p text:style-name="P23">[[test(line.pcb_info_id.pcb_info_many)]]</text:p>
          </table:table-cell>
          <table:covered-table-cell/>
          <table:table-cell table:style-name="表格1.A13" table:number-columns-spanned="2" office:value-type="string">
            <text:p text:style-name="P23"/>
          </table:table-cell>
          <table:covered-table-cell/>
          <table:table-cell table:style-name="表格1.A13" office:value-type="string">
            <text:p text:style-name="P23">E-Mail</text:p>
          </table:table-cell>
          <table:table-cell table:style-name="表格1.A13" table:number-columns-spanned="2" office:value-type="string">
            <text:p text:style-name="P23"/>
          </table:table-cell>
          <table:covered-table-cell/>
          <table:table-cell table:style-name="表格1.Y3" office:value-type="string">
            <text:p text:style-name="P23">[[special(line.pcb_info_id.pcb_info_many)]]</text:p>
          </table:table-cell>
        </table:table-row>
        <table:table-row table:style-name="表格1.17">
          <table:table-cell table:style-name="表格1.A13" table:number-columns-spanned="2" office:value-type="string">
            <text:p text:style-name="P19">合计</text:p>
          </table:table-cell>
          <table:covered-table-cell/>
          <table:table-cell table:style-name="表格1.A13" table:number-columns-spanned="15" office:value-type="string">
            <text:p text:style-name="P24">￥ [[o.amount_total]] 元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14" office:value-type="string">
            <text:p text:style-name="P20"><text:span text:style-name="T5">大写人民币：</text:span><text:span text:style-name="T4">[[int_convent_str(o.amount_total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1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1" office:value-type="string">
            <text:p text:style-name="P6">三、交货地址：[[o.city]] <text:s text:c="20"/>交货方式：[[o.delivery_way]]</text:p>
            <text:p text:style-name="P6">四、运费及运报费由：[[o.carriage]] <text:s text:c="27"/>包装方式：<text:span text:style-name="T2">[[packing(line.pcb_info_id.pcb_info_many)]]</text:span></text:p>
            <text:p text:style-name="P6"><text:soft-page-break/>五、验收标准：<text:span text:style-name="T2">[[accept(line.pcb_info_id.pcb_info_many)]]</text:span> <text:s text:c="6"/>验收期限： 请在 7 <text:s/>天内以书面形式通知卖方，否则视为接收。</text:p>
            <text:p text:style-name="P6">六、票据形式：增值税发票 <text:s text:c="14"/>结算方式：[[o.settle]] <text:s text:c="7"/>付款方式：[[o.payment]]</text:p>
            <text:p text:style-name="P6">七、交货时间的天数以卖方收到合同回签后开始计算。</text:p>
            <text:p text:style-name="P6">八、在卖方投料后买方提出更改设计或停止加工，应承担卖方因此受到的材料损失。在不造成报废的前提下,卖方尽量满足买方的更改要求,并相应顺延交货期。</text:p>
            <text:p text:style-name="P6">九、保密要求：卖方对买方提供之资料负有保密义务，长期合作关系的客户可按照双方签订的保密协议执行。</text:p>
            <text:p text:style-name="P6">十、遇不可抗力因素造成卖方未能按期交货，卖方应及时通知买方，否则责任由卖方承担。</text:p>
            <text:p text:style-name="P6">十一、因卖方产品质量原因造成了买方的产品报废，按照行业惯例，卖方的赔偿以不超过电路板自身价值为最高额度。</text:p>
            <text:p text:style-name="P6">十二、在履行合同过程中，若发生争议，由双方友好协商解决，协商未果，双方同意以法律手段解决。</text:p>
            <text:p text:style-name="P6">十三、双方业务中所发传真等同原件具同等法律效力。其它相关协议、手册等文件、资料和本合同有冲突的，以本合同为准。</text:p>
            <text:p text:style-name="P6">十四、特殊说明：[[o.special_instruction]]</text:p>
            <text:p text:style-name="P13">卖方：深圳市牧泰莱电路技术有限公司 <text:s/>(盖章) <text:s text:c="87"/>买方： <text:s text:c="51"/>(盖章)</text:p>
            <text:p text:style-name="P13">代表签字： <text:s text:c="121"/>代表签字： <text:s text:c="28"/>部门经理： <text:s text:c="21"/>财务总监：</text:p>
            <text:p text:style-name="P7"><text:span text:style-name="T2">2008/10/28 Rev:D <text:s text:c="114"/>MTL-SR-001</text:span><text:span text:style-name="T3"> </text:span><text:span text:style-name="T2"><text:s text:c="195"/></text:span><text:span text:style-name="T3"><text:s text:c="8"/></text:span><text:span text:style-name="T2"><text:s text:c="8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0cm" fo:margin-bottom="0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56S</meta:editing-duration>
    <meta:editing-cycles>236</meta:editing-cycles>
    <meta:generator>OpenOffice/4.0.1$Win32 OpenOffice.org_project/401m5$Build-9714</meta:generator>
    <dc:date>2015-03-18T15:56:17.52</dc:date>
    <meta:print-date>2014-12-05T15:40:50.82</meta:print-date>
    <meta:document-statistic meta:table-count="1" meta:image-count="1" meta:object-count="0" meta:page-count="2" meta:paragraph-count="99" meta:word-count="808" meta:character-count="3210"/>
    <meta:user-defined meta:name="Info 1"/>
    <meta:user-defined meta:name="Info 2"/>
    <meta:user-defined meta:name="Info 3"/>
    <meta:user-defined meta:name="Info 4"/>
  </office:meta>
</office:document-meta>
</file>